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14cm"/>
    </style:style>
    <style:style style:name="co4" style:family="table-column">
      <style:table-column-properties fo:break-before="auto" style:column-width="1.042cm"/>
    </style:style>
    <style:style style:name="co5" style:family="table-column">
      <style:table-column-properties fo:break-before="auto" style:column-width="1.4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number-columns-repeated="2" table:default-cell-style-name="ce5"/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Paquete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Calculo</text:p>
          </table:table-cell>
          <table:table-cell office:value-type="string" calcext:value-type="string">
            <text:p>ABMC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6">
            <text:p>CORE</text:p>
          </table:table-cell>
          <table:table-cell office:value-type="string" calcext:value-type="string">
            <text:p>Registrar Inscripcion</text:p>
          </table:table-cell>
          <table:table-cell office:value-type="string" calcext:value-type="string">
            <text:p>registra una inscripcion, asociada a una materia, con una nota y una condicion, </text:p>
            <text:p>comision tambien</text:p>
            <text:p>* es obligatorio que tenga condicion. nota no es necesario</text:p>
            <text:p>* si encuentra una inscripcion a esa materia, la modifica, sino la cre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3">
          <table:covered-table-cell/>
          <table:table-cell office:value-type="string" calcext:value-type="string">
            <text:p>Simular Correlativas</text:p>
          </table:table-cell>
          <table:table-cell office:value-type="string" calcext:value-type="string">
            <text:p>calcular, en base a las materias cursadas, cuales materias se pueden cursar</text:p>
            <text:p>* si no hay inscripciones, avisa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4">
          <table:covered-table-cell/>
          <table:table-cell office:value-type="string" calcext:value-type="string">
            <text:p>Visualizar Horarios</text:p>
          </table:table-cell>
          <table:table-cell office:value-type="string" calcext:value-type="string">
            <text:p>visualizar una agenda semanal con horarios de las materias en condicion de inscripto</text:p>
            <text:p>* remarcar si el horario de una materia se pisa con el de otra</text:p>
            <text:p><text:span text:style-name="T1">» debe buscarMateriaXComision()</text:span>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3">
          <table:covered-table-cell/>
          <table:table-cell office:value-type="string" calcext:value-type="string">
            <text:p>Listar Materias</text:p>
          </table:table-cell>
          <table:table-cell office:value-type="string" calcext:value-type="string">
            <text:p>listar todas las materias de la carrera, disponibilidad</text:p>
            <text:p>» debe simularCorrelativas(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3">
          <table:covered-table-cell/>
          <table:table-cell office:value-type="string" calcext:value-type="string">
            <text:p>Listar Cursadas</text:p>
          </table:table-cell>
          <table:table-cell office:value-type="string" calcext:value-type="string">
            <text:p>listar solo las materias cursadas, condicion y nota</text:p>
            <text:p>» puede mostrar ResumenCursad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covered-table-cell/>
          <table:table-cell office:value-type="string" calcext:value-type="string">
            <text:p>porcentaje aprobad</text:p>
          </table:table-cell>
          <table:table-cell office:value-type="string" calcext:value-type="string">
            <text:p>buscar las MateriaXComision(nombre) que coinsidan con un nombre dado</text:p>
            <text:p>→ para visualizarHorarios</text:p>
            <text:p>→ para mostrar comisiones disponibles de una materia</text:p>
            <text:p>→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 table:number-columns-spanned="1" table:number-rows-spanned="3">
            <text:p>INFO</text:p>
          </table:table-cell>
          <table:table-cell office:value-type="string" calcext:value-type="string">
            <text:p>Resumen Cursada</text:p>
          </table:table-cell>
          <table:table-cell office:value-type="string" calcext:value-type="string">
            <text:p>mostrar cantidad de materias en cada condicion (A, R, I, D, N)</text:p>
            <text:p>calcular promedio total,</text:p>
            <text:p>porcentaje aprobado sobre el total de la carrera,</text:p>
            <text:p>coontar puntos de electiva Obtenidos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covered-table-cell/>
          <table:table-cell table:style-name="ce1" office:value-type="string" calcext:value-type="string">
            <text:p>Info Carrera</text:p>
          </table:table-cell>
          <table:table-cell table:style-name="ce1" office:value-type="string" calcext:value-type="string">
            <text:p>mostrar descripcion, materias totales, horas totales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covered-table-cell/>
          <table:table-cell table:style-name="ce1" office:value-type="string" calcext:value-type="string">
            <text:p>Info Materia</text:p>
          </table:table-cell>
          <table:table-cell table:style-name="ce1" office:value-type="string" calcext:value-type="string">
            <text:p>mostrar resumen, cadena de correlativas, </text:p>
          </table:table-cell>
          <table:table-cell table:number-columns-repeated="3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6">00/00/0000</text:date>, <text:time style:data-style-name="N2" text:time-value="15:37:37.06220881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3T15:04:15.400769135</meta:creation-date>
    <dc:date>2025-12-06T16:05:39.038862335</dc:date>
    <meta:editing-duration>PT2H10M6S</meta:editing-duration>
    <meta:editing-cycles>10</meta:editing-cycles>
    <meta:generator>LibreOffice/25.2.7.2$Linux_X86_64 LibreOffice_project/520$Build-2</meta:generator>
    <meta:document-statistic meta:table-count="1" meta:cell-count="46" meta:object-count="0"/>
  </office:meta>
</office:document-meta>
</file>